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6"/>
      <text:p text:style-name="P6"/>
      <text:p text:style-name="P6">Dilluns<text:tab/>25/09/23</text:p>
      <text:p text:style-name="P2"/>
      <text:p text:style-name="P7">Comentat </text:p>
      <text:p text:style-name="P7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6">Dimarts<text:tab/>26/09/23</text:p>
      <text:p text:style-name="P6"/>
      <text:p text:style-name="P9">Activat Classroom</text:p>
      <text:p text:style-name="P9"/>
      <text:p text:style-name="P10">Comentat TA01</text:p>
      <text:p text:style-name="P10"/>
      <text:p text:style-name="P10">Comentat</text:p>
      <text:p text:style-name="P10">Apartat 1.3.1 Compressor</text:p>
      <text:p text:style-name="P10">Apartat 1.3.2 Condensador</text:p>
      <text:p text:style-name="P10">Apartat 1.3.3 Expansió del refrigerant</text:p>
      <text:p text:style-name="P10"/>
      <text:p text:style-name="P6"/>
      <text:p text:style-name="P6"/>
      <text:p text:style-name="P6">Dimecres<text:tab/>27/09/23</text:p>
      <text:p text:style-name="P6"/>
      <text:p text:style-name="P6"/>
      <text:p text:style-name="P6">Dijous<text:tab/><text:tab/>28/09/23</text:p>
      <text:p text:style-name="P6"/>
      <text:p text:style-name="P6"/>
      <text:p text:style-name="P6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6T22:46:37.339208792</dc:date>
    <meta:editing-duration>PT4M29S</meta:editing-duration>
    <meta:editing-cycles>5</meta:editing-cycles>
    <meta:document-statistic meta:table-count="0" meta:image-count="0" meta:object-count="0" meta:page-count="1" meta:paragraph-count="21" meta:word-count="138" meta:character-count="848" meta:non-whitespace-character-count="726"/>
  </office:meta>
</office:document-meta>
</file>